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osal.get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osal.getCur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osal.getPropos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osal.Proposal( String proposal , int cursor , String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